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4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13T16:43:58.09">
            <text:p>2020/5/13 16:4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1)">
            <text:p>sn(2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9" office:value-type="string">
            <text:p>trailing ==&gt; coding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4_154231</text:p>
          </table:table-cell>
          <table:table-cell table:style-name="ce28" office:value-type="date" office:date-value="2020-05-05T10:22:58.79">
            <text:p>20/05/05 10:22</text:p>
          </table:table-cell>
          <table:table-cell table:style-name="ce28" office:value-type="date" office:date-value="2020-05-05T13:45:20.38">
            <text:p>20/05/05 13:4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0" office:value-type="string">
            <text:p>trailing : TP update ==&gt; if Bid &gt; initial TP → new SL will be (orig.SL – X amount)</text:p>
          </table:table-cell>
          <table:table-cell table:style-name="ce25" table:number-columns-repeated="2"/>
          <table:table-cell table:style-name="ce30" office:value-type="date" office:date-value="2020-05-05T14:11:02.34">
            <text:p>20/05/05 14:11</text:p>
          </table:table-cell>
          <table:table-cell table:style-name="ce30" table:number-columns-repeated="2"/>
          <table:table-cell table:style-name="ce32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1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date" office:date-value="2020-05-04T16:27:08.69">
            <text:p>20/05/04 16:27</text:p>
          </table:table-cell>
          <table:table-cell table:style-name="ce26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(int index) : int num_BB_Area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4_154231</text:p>
          </table:table-cell>
          <table:table-cell table:style-name="ce28"/>
          <table:table-cell table:style-name="ce28" office:value-type="string">
            <text:p>20200415_133912</text:p>
          </table:table-cell>
          <table:table-cell table:style-name="ce24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s(int lenOf_Bars, int num_Start_Index) : int lo_BB_Area_Nums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5_134059</text:p>
          </table:table-cell>
          <table:table-cell table:style-name="ce28"/>
          <table:table-cell table:style-name="ce28" office:value-type="date" office:date-value="2020-04-21T17:34:29.2">
            <text:p>20/04/21 17:34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ticket num</text:p>
            <text:p><text:s/>BB zone nums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4:34:06.4">
            <text:p>20/04/20 14:34</text:p>
          </table:table-cell>
          <table:table-cell table:style-name="ce28"/>
          <table:table-cell table:style-name="ce28" office:value-type="date" office:date-value="2020-05-04T16:26:45.45">
            <text:p>20/05/04 16:26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==&gt; bar width level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5-03T15:24:02.18">
            <text:p>20/05/03 15:24</text:p>
          </table:table-cell>
          <table:table-cell table:style-name="ce28"/>
          <table:table-cell table:style-name="ce28" office:value-type="date" office:date-value="2020-05-04T16:26:05.69">
            <text:p>20/05/04 16:26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op_Get_BB_Loc_Nums()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7:02:56.06">
            <text:p>20/04/20 17:02</text:p>
          </table:table-cell>
          <table:table-cell table:style-name="ce28" office:value-type="string">
            <text:p>-</text:p>
          </table:table-cell>
          <table:table-cell table:style-name="ce28" office:value-type="date" office:date-value="2020-04-20T17:05:21.06">
            <text:p>20/04/20 17:0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new bar ==&gt; write out BB zone data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7:29:30.440001">
            <text:p>20/04/20 17:29</text:p>
          </table:table-cell>
          <table:table-cell table:style-name="ce28" table:number-columns-repeated="2"/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09:34:39.72">
            <text:p>20/04/21 09:34</text:p>
          </table:table-cell>
          <table:table-cell table:style-name="ce28"/>
          <table:table-cell table:style-name="ce28" office:value-type="date" office:date-value="2020-04-21T10:05:12.21">
            <text:p>20/04/21 10:0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0:04:55.54">
            <text:p>20/04/21 10:04</text:p>
          </table:table-cell>
          <table:table-cell table:style-name="ce28"/>
          <table:table-cell table:style-name="ce28" office:value-type="date" office:date-value="2020-04-21T17:33:45.42">
            <text:p>20/04/21 17:33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19" office:value-type="string">
            <text:p>“bar-data” file ==&gt; add info</text:p>
            <text:p><text:s/>1) pair, period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7:33:31.62">
            <text:p>20/04/21 17:33</text:p>
          </table:table-cell>
          <table:table-cell table:style-name="ce28"/>
          <table:table-cell table:style-name="ce28" office:value-type="date" office:date-value="2020-04-22T12:21:06.61">
            <text:p>20/04/22 12:21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19" office:value-type="string">
            <text:p>when new bar ==&gt; write out : stats</text:p>
            <text:p><text:s/>1) width of up/down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7:49:45.57">
            <text:p>20/04/21 17:49</text:p>
          </table:table-cell>
          <table:table-cell table:style-name="ce28"/>
          <table:table-cell table:style-name="ce28" office:value-type="date" office:date-value="2020-04-22T14:58:24.09">
            <text:p>20/04/22 14:58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2T14:35:34.17">
            <text:p>20/04/22 14:35</text:p>
          </table:table-cell>
          <table:table-cell table:style-name="ce28"/>
          <table:table-cell table:style-name="ce28" office:value-type="date" office:date-value="2020-04-24T17:58:58.63">
            <text:p>20/04/24 17:58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2" office:value-type="string">
            <text:p>new FUNC : slice_Raw_Data_By_Week</text:p>
          </table:table-cell>
          <table:table-cell table:style-name="ce27" office:value-type="string">
            <text:p>php</text:p>
          </table:table-cell>
          <table:table-cell table:style-name="ce27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19" office:value-type="string">
            <text:p>ticket-data log file ==&gt; write header lines in “init()”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44# 11.1_7</text:p>
          </table:table-cell>
          <table:table-cell table:style-name="ce28" office:value-type="date" office:date-value="2020-04-28T15:10:55.21">
            <text:p>20/04/28 15:10</text:p>
          </table:table-cell>
          <table:table-cell table:style-name="ce28"/>
          <table:table-cell table:style-name="ce28" table:formula="of:=NOW()" office:value-type="date" office:date-value="2020-05-13T16:43:58.2">
            <text:p>20/05/13 16:43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19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JVEMV6 44# 11.1_11</text:p>
          </table:table-cell>
          <table:table-cell table:style-name="ce28" office:value-type="date" office:date-value="2020-05-02T13:09:27.84">
            <text:p>20/05/02 13:09</text:p>
          </table:table-cell>
          <table:table-cell table:style-name="ce28"/>
          <table:table-cell table:style-name="ce28" office:value-type="date" office:date-value="2020-05-04T16:29:09.74">
            <text:p>20/05/04 16:29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ar_Width_Level_Nums(int index, float lo_Level_Vals) : int num_Level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JVEMV6 44# 11.1_11</text:p>
          </table:table-cell>
          <table:table-cell table:style-name="ce28" office:value-type="date" office:date-value="2020-05-02T13:34:57.48">
            <text:p>20/05/02 13:34</text:p>
          </table:table-cell>
          <table:table-cell table:style-name="ce28"/>
          <table:table-cell table:style-name="ce28" office:value-type="date" office:date-value="2020-05-03T15:07:21.81">
            <text:p>20/05/03 15:07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2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“combined-data”</text:p>
          </table:table-cell>
          <table:table-cell table:style-name="ce27" office:value-type="string">
            <text:p>php</text:p>
          </table:table-cell>
          <table:table-cell table:style-name="ce27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combined-data” ==&gt; process data</text:p>
          </table:table-cell>
          <table:table-cell table:style-name="ce27" office:value-type="string">
            <text:p>sheet</text:p>
          </table:table-cell>
          <table:table-cell table:style-name="ce27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BB.loc-X を、X=1から順に、ソートする</text:p>
            <text:p>==&gt; log_JVE_44_10_3_4.[session-3].ods</text:p>
          </table:table-cell>
          <table:table-cell table:style-name="ce27"/>
          <table:table-cell table:style-name="ce27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13T16:43:57.05">
            <text:p>2020/5/13 16:43</text:p>
          </table:table-cell>
          <table:table-cell table:formula="of:=NOW()" office:value-type="date" office:date-value="2020-05-13T16:43:57.05">
            <text:p>2020/5/13 16:43</text:p>
          </table:table-cell>
          <table:table-cell table:formula="of:=NOW()" office:value-type="date" office:date-value="2020-05-13T16:43:57.05">
            <text:p>2020/5/13 16:4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2" office:value-type="string">
            <text:p>BB.loc-1がBB.2の場合、profit が マイナスのもの、76 % ==&gt; この場合の、BB.loc-2 の場所は、どこだろう？</text:p>
          </table:table-cell>
          <table:table-cell table:style-name="ce27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13T16:43:58.29">
            <text:p>2020/5/13 16:43</text:p>
          </table:table-cell>
          <table:table-cell table:formula="of:=NOW()" office:value-type="date" office:date-value="2020-05-13T16:43:58.29">
            <text:p>2020/5/13 16:43</text:p>
          </table:table-cell>
          <table:table-cell table:formula="of:=NOW()" office:value-type="date" office:date-value="2020-05-13T16:43:58.29">
            <text:p>2020/5/13 16:4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33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33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33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33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33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33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33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25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2020/05/13</text:date>, <text:time>16:43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13T16:43:57.88</dc:date>
    <dc:creator>iwabuchi ken</dc:creator>
    <meta:editing-duration>PT20H13M13S</meta:editing-duration>
    <meta:editing-cycles>64</meta:editing-cycles>
    <meta:generator>OpenOffice/4.1.3$Win32 OpenOffice.org_project/413m1$Build-9783</meta:generator>
    <meta:document-statistic meta:table-count="5" meta:cell-count="4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